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background-color="#fff200" style:font-size-asian="18pt" style:font-size-complex="18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officeooo:rsid="000c65f0" officeooo:paragraph-rsid="000c65f0"/>
    </style:style>
    <style:style style:name="P4" style:family="paragraph" style:parent-style-name="Standard">
      <style:text-properties officeooo:rsid="000cc1b6" officeooo:paragraph-rsid="000cc1b6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0aec09" fo:background-color="#fff200" loext:char-shading-value="0"/>
    </style:style>
    <style:style style:name="T4" style:family="text">
      <style:text-properties officeooo:rsid="000aec09" fo:background-color="#fff200" loext:char-shading-value="0"/>
    </style:style>
    <style:style style:name="T5" style:family="text">
      <style:text-properties officeooo:rsid="000aec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Mohamed mahmoud mohamed kaoud </text:p>
      <text:p text:style-name="P4"/>
      <text:p text:style-name="Standard"/>
      <text:p text:style-name="Standard"/>
      <text:p text:style-name="P1">1-git init</text:p>
      <text:p text:style-name="P1">2-git add .</text:p>
      <text:p text:style-name="P1">3-git commit -m "lab_<text:span text:style-name="T5">git2</text:span>"</text:p>
      <text:p text:style-name="P1">4-git remote add origin https://github.com/mohamedkaoud14/gitCourse.git</text:p>
      <text:p text:style-name="P1">5-git push -u origin master</text:p>
      <text:p text:style-name="P1">6-git branch dev | git branch dev.</text:p>
      <text:p text:style-name="P1">7-git add .</text:p>
      <text:p text:style-name="P2"><text:s text:c="2"/><text:span text:style-name="T2">git commit -m "add </text:span><text:span text:style-name="T4">new files</text:span><text:span text:style-name="T2">"</text:span></text:p>
      <text:p text:style-name="P2"><text:s text:c="2"/><text:span text:style-name="T2">git push origin </text:span><text:span text:style-name="T4">bran</text:span></text:p>
      <text:p text:style-name="P1">8-Tell me how to remove them locally and remotly.</text:p>
      <text:p text:style-name="P2"><text:tab/><text:span text:style-name="T2">locally: git branch -d branchName</text:span></text:p>
      <text:p text:style-name="P2"><text:tab/><text:span text:style-name="T2">remotely: git push orign --delte branchName</text:span></text:p>
      <text:p text:style-name="P1">9-Send me invitation on my mail:Done</text:p>
      <text:p text:style-name="P1">10-git tag v1.4</text:p>
      <text:p text:style-name="P1">11-git push origin v1.4</text:p>
      <text:p text:style-name="P1">12-Tell me how to list tags locally.</text:p>
      <text:p text:style-name="P1"><text:tab/>git tag</text:p>
      <text:p text:style-name="P1">13-Tell me how to delete tag locally and remotely.</text:p>
      <text:p text:style-name="P1"><text:tab/>locally: git tag -d tagName</text:p>
      <text:p text:style-name="P1"><text:tab/>remotely: git push origin --delete tagName</text:p>
      <text:p text:style-name="P1">14-What is git rebase? Give me an example.</text:p>
      <text:p text:style-name="P1"><text:tab/>Rebasing is the process of moving or combining a sequence of commits to a new base commit.</text:p>
      <text:p text:style-name="P1"><text:tab/>Rebasing is most useful and easily visualized in the context of a feature branching workflow.</text:p>
      <text:p text:style-name="P1">15-pull request :D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00:25:23.675791760</meta:creation-date>
    <dc:date>2021-02-01T00:31:06.381591186</dc:date>
    <meta:editing-duration>PT5M4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150" meta:character-count="888" meta:non-whitespace-character-count="753"/>
  </office:meta>
</office:document-meta>
</file>